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ListParagraph" style:family="paragraph">
      <style:paragraph-properties fo:text-align="justify"/>
    </style:style>
    <style:style style:name="P3" style:parent-style-name="ListParagraph" style:list-style-name="LFO1" style:family="paragraph">
      <style:paragraph-properties fo:text-align="justify"/>
    </style:style>
    <style:style style:name="P4" style:parent-style-name="ListParagraph" style:family="paragraph">
      <style:paragraph-properties fo:text-align="justify"/>
    </style:style>
    <style:style style:name="P5" style:parent-style-name="ListParagraph" style:family="paragraph">
      <style:paragraph-properties fo:text-align="justify"/>
    </style:style>
    <style:style style:name="P6" style:parent-style-name="ListParagraph" style:family="paragraph">
      <style:paragraph-properties fo:text-align="justify"/>
    </style:style>
    <style:style style:name="P7" style:parent-style-name="ListParagraph" style:family="paragraph">
      <style:paragraph-properties fo:text-align="justify"/>
    </style:style>
    <style:style style:name="P8" style:parent-style-name="ListParagraph" style:family="paragraph">
      <style:paragraph-properties fo:text-align="justify"/>
    </style:style>
    <style:style style:name="P9" style:parent-style-name="ListParagraph" style:family="paragraph">
      <style:paragraph-properties fo:text-align="justify"/>
    </style:style>
    <style:style style:name="P10" style:parent-style-name="ListParagraph" style:family="paragraph">
      <style:paragraph-properties fo:text-align="justify"/>
    </style:style>
  </office:automatic-styles>
  <office:body>
    <office:text text:use-soft-page-breaks="true">
      <text:p text:style-name="P1">TASKS</text:p>
      <text:p text:style-name="P2">Ok, here a first task:<text:s/></text:p>
      <text:list text:style-name="LFO1" text:continue-numbering="true">
        <text:list-item>
          <text:p text:style-name="P3">The goal of this task is to get an understanding of how packet prioritization at the border router works. In case the border router needs to forward more packets over a certain interface, than the link connected to that interface supports, a scheduler needs to decide which packets to forward, and which packets to drop. In the figure below, the sum of traffic that is being sent towards interface 4, is 30 Gbps. Because the link at interface 4 only supports 10 Gbps, not all traffic can be forwarded. The basics about scheduling can be found here: https://en.wikipedia.org/wiki/Network_scheduler<text:s/></text:p>
        </text:list-item>
      </text:list>
      <text:p text:style-name="P4">T1: Explain why the border router needs to forward reservation packets (= Colibri or Helia packets) with higher priority than best-effort.<text:s/></text:p>
      <text:p text:style-name="P5">T2: [Go] Get familiar with the concept of channels, go routines, and slices.</text:p>
      <text:p text:style-name="P6">T3: [Go] Define a struct "Packet", that contains the fields "Payload" ([]byte) and "Type" (int). If the type is 0, then the packet is a best-effort packet, if the type is 1, it is a reservation packet.<text:s/></text:p>
      <text:p text:style-name="P7">T4: [Go] Create a channel (= queue) for such Packets.<text:s/></text:p>
      <text:p text:style-name="P8">T5: [Go] Create and run two go routines that continuously create best-effort Packets and add them to the queue (i.e., simulate interfaces 1 and 3 from the figure).</text:p>
      <text:p text:style-name="P9">Create one go routine that continuously creates reservation Packets and adds them to the queue (i.e., simulate interface 2 from the figure).<text:s/></text:p>
      <text:p text:style-name="P10">T5: [Go] Create and run a go routine (the actual scheduler, i.e., interface 4 in the figure) that simply reads packets from the channel and prints them to the console (i.e., it prints for each packet the type and the size of the payload). This simple scheduler is called FIFO. T6: Is the FIFO scheduler a good solution for our use in Colibri or Helia? (edi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187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ETH ZURICH</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oaib Areeba Tabassum</meta:initial-creator>
    <dc:creator>Shoaib Areeba Tabassum</dc:creator>
    <meta:creation-date>2022-07-12T19:40:00Z</meta:creation-date>
    <dc:date>2022-07-12T19:58:00Z</dc:date>
    <meta:template xlink:href="Normal" xlink:type="simple"/>
    <meta:editing-cycles>2</meta:editing-cycles>
    <meta:editing-duration>PT720S</meta:editing-duration>
    <meta:document-statistic meta:page-count="1" meta:paragraph-count="3" meta:word-count="264" meta:character-count="1767" meta:row-count="12" meta:non-whitespace-character-count="1506"/>
  </office:meta>
</office:document-meta>
</file>